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2pt" officeooo:rsid="002dc6e5" officeooo:paragraph-rsid="002fa389" style:font-size-asian="12pt" style:font-size-complex="12pt"/>
    </style:style>
    <style:style style:name="P3" style:family="paragraph" style:parent-style-name="Text_20_body">
      <style:text-properties style:font-name="Abyssinica SIL" fo:font-size="12pt" officeooo:paragraph-rsid="0022b116" style:font-size-asian="12pt" style:font-size-complex="12pt"/>
    </style:style>
    <style:style style:name="P4" style:family="paragraph" style:parent-style-name="Text_20_body">
      <style:text-properties style:font-name="Abyssinica SIL" fo:font-size="12pt" fo:font-weight="normal" officeooo:rsid="0022b116" officeooo:paragraph-rsid="0022b116" style:font-size-asian="12pt" style:font-weight-asian="normal" style:font-size-complex="12pt" style:font-weight-complex="normal"/>
    </style:style>
    <style:style style:name="P5" style:family="paragraph" style:parent-style-name="Text_20_body">
      <style:text-properties officeooo:paragraph-rsid="0033102f"/>
    </style:style>
    <style:style style:name="P6" style:family="paragraph" style:parent-style-name="Text_20_body">
      <style:text-properties officeooo:paragraph-rsid="0034f5ca"/>
    </style:style>
    <style:style style:name="P7" style:family="paragraph" style:parent-style-name="Text_20_body">
      <style:text-properties officeooo:paragraph-rsid="00383d47"/>
    </style:style>
    <style:style style:name="P8" style:family="paragraph" style:parent-style-name="Text_20_body">
      <style:text-properties officeooo:paragraph-rsid="003b3710"/>
    </style:style>
    <style:style style:name="P9" style:family="paragraph" style:parent-style-name="Text_20_body">
      <style:text-properties officeooo:paragraph-rsid="003bb6cb"/>
    </style:style>
    <style:style style:name="P10" style:family="paragraph" style:parent-style-name="Text_20_body">
      <style:text-properties officeooo:paragraph-rsid="004049dc"/>
    </style:style>
    <style:style style:name="P11" style:family="paragraph" style:parent-style-name="Text_20_body">
      <style:text-properties officeooo:paragraph-rsid="0022b116"/>
    </style:style>
    <style:style style:name="P12" style:family="paragraph" style:parent-style-name="Text_20_body">
      <style:paragraph-properties fo:margin-top="0in" fo:margin-bottom="0.0181in" loext:contextual-spacing="false"/>
      <style:text-properties style:font-name="Abyssinica SIL" fo:font-size="12pt" officeooo:rsid="002dc6e5" officeooo:paragraph-rsid="0039e0bc" style:font-size-asian="12pt" style:font-size-complex="12pt"/>
    </style:style>
    <style:style style:name="P13" style:family="paragraph" style:parent-style-name="Heading_20_1">
      <style:text-properties style:font-name="Liberation Sans" fo:font-size="18.2000007629395pt" fo:font-weight="bold" officeooo:rsid="0022b116" officeooo:paragraph-rsid="0022b11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" style:family="paragraph" style:parent-style-name="Heading_20_1" style:list-style-name=""/>
    <style:style style:name="P15" style:family="paragraph" style:parent-style-name="Heading_20_1" style:list-style-name="">
      <style:text-properties style:font-name="Abyssinica SIL" fo:font-size="12pt" fo:font-weight="bold" officeooo:rsid="002dc6e5" officeooo:paragraph-rsid="0034f5ca" style:font-name-asian="Noto Sans CJK SC" style:font-size-asian="12pt" style:font-weight-asian="bold" style:font-name-complex="Lohit Devanagari" style:font-size-complex="12pt" style:font-weight-complex="bold"/>
    </style:style>
    <style:style style:name="P16" style:family="paragraph" style:parent-style-name="Heading_20_1">
      <style:paragraph-properties fo:break-before="page"/>
      <style:text-properties officeooo:paragraph-rsid="004049dc"/>
    </style:style>
    <style:style style:name="P17" style:family="paragraph" style:parent-style-name="Heading_20_1">
      <style:paragraph-properties fo:break-before="page"/>
      <style:text-properties style:font-name="Liberation Sans" fo:font-size="18.2000007629395pt" fo:font-weight="bold" officeooo:rsid="00326055" officeooo:paragraph-rsid="0034f5c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" style:family="paragraph" style:parent-style-name="Standard">
      <style:text-properties style:font-name="Abyssinica SIL"/>
    </style:style>
    <style:style style:name="P19" style:family="paragraph" style:parent-style-name="Text_20_body" style:list-style-name="L1">
      <style:text-properties officeooo:paragraph-rsid="0023be59"/>
    </style:style>
    <style:style style:name="P20" style:family="paragraph" style:parent-style-name="Text_20_body" style:list-style-name="L1">
      <style:text-properties style:font-name="Abyssinica SIL" fo:font-size="12pt" fo:font-weight="normal" officeooo:rsid="0022b116" officeooo:paragraph-rsid="0022b116" style:font-name-asian="Noto Sans CJK SC" style:font-size-asian="12pt" style:font-weight-asian="normal" style:font-name-complex="Lohit Devanagari" style:font-size-complex="12pt" style:font-weight-complex="normal"/>
    </style:style>
    <style:style style:name="P21" style:family="paragraph" style:parent-style-name="Text_20_body" style:list-style-name="L5">
      <style:text-properties style:font-name="Abyssinica SIL" fo:font-size="12pt" officeooo:rsid="0033102f" officeooo:paragraph-rsid="0033102f" style:font-size-asian="12pt" style:font-size-complex="12pt"/>
    </style:style>
    <style:style style:name="P22" style:family="paragraph" style:parent-style-name="Text_20_body" style:list-style-name="L5">
      <style:text-properties style:font-name="Abyssinica SIL" fo:font-size="12pt" officeooo:rsid="0034be54" officeooo:paragraph-rsid="0034be54" style:font-size-asian="12pt" style:font-size-complex="12pt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text-properties officeooo:paragraph-rsid="004049dc"/>
    </style:style>
    <style:style style:name="P25" style:family="paragraph" style:parent-style-name="Text_20_body" style:list-style-name="L3"/>
    <style:style style:name="P26" style:family="paragraph" style:parent-style-name="Text_20_body" style:list-style-name="L4">
      <style:text-properties officeooo:paragraph-rsid="003d49f3"/>
    </style:style>
    <style:style style:name="P27" style:family="paragraph" style:parent-style-name="Text_20_body" style:list-style-name="L4">
      <style:text-properties officeooo:rsid="003d49f3" officeooo:paragraph-rsid="003d49f3"/>
    </style:style>
    <style:style style:name="P28" style:family="paragraph" style:parent-style-name="Text_20_body" style:list-style-name="L5">
      <style:text-properties officeooo:paragraph-rsid="0034be54"/>
    </style:style>
    <style:style style:name="P29" style:family="paragraph" style:parent-style-name="Text_20_body" style:list-style-name="L5">
      <style:text-properties officeooo:rsid="0034be54" officeooo:paragraph-rsid="0034be54"/>
    </style:style>
    <style:style style:name="P30" style:family="paragraph" style:parent-style-name="Text_20_body" style:list-style-name="L1">
      <style:paragraph-properties fo:margin-top="0in" fo:margin-bottom="0.0181in" loext:contextual-spacing="false"/>
      <style:text-properties officeooo:paragraph-rsid="002812fc"/>
    </style:style>
    <style:style style:name="P31" style:family="paragraph" style:parent-style-name="Title">
      <style:text-properties officeooo:rsid="0042d5dc" officeooo:paragraph-rsid="0042d5dc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1f5f4c" style:font-style-asian="normal" style:font-weight-asian="normal" style:text-emphasize="none"/>
    </style:style>
    <style:style style:name="T3" style:family="text">
      <style:text-properties officeooo:rsid="00221989"/>
    </style:style>
    <style:style style:name="T4" style:family="text">
      <style:text-properties style:font-name="Abyssinica SIL" fo:font-size="12pt" style:font-size-asian="12pt" style:font-size-complex="12pt"/>
    </style:style>
    <style:style style:name="T5" style:family="text">
      <style:text-properties style:font-name="Abyssinica SIL" fo:font-size="12pt" officeooo:rsid="00221989" style:font-size-asian="12pt" style:font-size-complex="12pt"/>
    </style:style>
    <style:style style:name="T6" style:family="text">
      <style:text-properties style:font-name="Abyssinica SIL" fo:font-size="12pt" officeooo:rsid="0022b116" style:font-size-asian="12pt" style:font-size-complex="12pt"/>
    </style:style>
    <style:style style:name="T7" style:family="text">
      <style:text-properties style:font-name="Abyssinica SIL" fo:font-size="12pt" officeooo:rsid="002437ee" style:font-size-asian="12pt" style:font-size-complex="12pt"/>
    </style:style>
    <style:style style:name="T8" style:family="text">
      <style:text-properties style:font-name="Abyssinica SIL" fo:font-size="12pt" officeooo:rsid="00262fc1" style:font-size-asian="12pt" style:font-size-complex="12pt"/>
    </style:style>
    <style:style style:name="T9" style:family="text">
      <style:text-properties style:font-name="Abyssinica SIL" fo:font-size="12pt" officeooo:rsid="002812fc" style:font-size-asian="12pt" style:font-size-complex="12pt"/>
    </style:style>
    <style:style style:name="T10" style:family="text">
      <style:text-properties style:font-name="Abyssinica SIL" fo:font-size="12pt" officeooo:rsid="0033102f" style:font-size-asian="12pt" style:font-size-complex="12pt"/>
    </style:style>
    <style:style style:name="T11" style:family="text">
      <style:text-properties style:font-name="Abyssinica SIL" fo:font-size="12pt" officeooo:rsid="0034be54" style:font-size-asian="12pt" style:font-size-complex="12pt"/>
    </style:style>
    <style:style style:name="T12" style:family="text">
      <style:text-properties style:font-name="Abyssinica SIL" fo:font-size="12pt" officeooo:rsid="0034f29c" style:font-size-asian="12pt" style:font-size-complex="12pt"/>
    </style:style>
    <style:style style:name="T13" style:family="text">
      <style:text-properties style:font-name="Abyssinica SIL" fo:font-size="12pt" officeooo:rsid="0023be59" style:font-size-asian="12pt" style:font-size-complex="12pt"/>
    </style:style>
    <style:style style:name="T14" style:family="text">
      <style:text-properties style:font-name="Abyssinica SIL" fo:font-size="12pt" officeooo:rsid="0034f5ca" style:font-size-asian="12pt" style:font-size-complex="12pt"/>
    </style:style>
    <style:style style:name="T15" style:family="text">
      <style:text-properties style:font-name="Abyssinica SIL" fo:font-size="12pt" officeooo:rsid="00383d47" style:font-size-asian="12pt" style:font-size-complex="12pt"/>
    </style:style>
    <style:style style:name="T16" style:family="text">
      <style:text-properties style:font-name="Abyssinica SIL" fo:font-size="12pt" officeooo:rsid="003d49f3" style:font-size-asian="12pt" style:font-size-complex="12pt"/>
    </style:style>
    <style:style style:name="T17" style:family="text">
      <style:text-properties style:font-name="Abyssinica SIL" fo:font-size="12pt" officeooo:rsid="003f10d1" style:font-size-asian="12pt" style:font-size-complex="12pt"/>
    </style:style>
    <style:style style:name="T18" style:family="text">
      <style:text-properties style:font-name="Abyssinica SIL" fo:font-size="12pt" fo:font-weight="normal" officeooo:rsid="0022b116" style:font-name-asian="Noto Sans CJK SC" style:font-size-asian="12pt" style:font-weight-asian="normal" style:font-name-complex="Lohit Devanagari" style:font-size-complex="12pt" style:font-weight-complex="normal"/>
    </style:style>
    <style:style style:name="T19" style:family="text">
      <style:text-properties style:font-name="Abyssinica SIL" fo:font-size="12pt" fo:font-weight="normal" officeooo:rsid="0023be59" style:font-name-asian="Noto Sans CJK SC" style:font-size-asian="12pt" style:font-weight-asian="normal" style:font-name-complex="Lohit Devanagari" style:font-size-complex="12pt" style:font-weight-complex="normal"/>
    </style:style>
    <style:style style:name="T20" style:family="text">
      <style:text-properties style:font-name="Abyssinica SIL" fo:font-size="12pt" fo:font-weight="normal" officeooo:rsid="002437ee" style:font-name-asian="Noto Sans CJK SC" style:font-size-asian="12pt" style:font-weight-asian="normal" style:font-name-complex="Lohit Devanagari" style:font-size-complex="12pt" style:font-weight-complex="normal"/>
    </style:style>
    <style:style style:name="T21" style:family="text">
      <style:text-properties style:font-name="Abyssinica SIL" fo:font-size="12pt" fo:font-weight="normal" officeooo:rsid="00262fc1" style:font-name-asian="Noto Sans CJK SC" style:font-size-asian="12pt" style:font-weight-asian="normal" style:font-name-complex="Lohit Devanagari" style:font-size-complex="12pt" style:font-weight-complex="normal"/>
    </style:style>
    <style:style style:name="T22" style:family="text">
      <style:text-properties style:font-name="Abyssinica SIL" fo:font-size="12pt" fo:font-weight="normal" officeooo:rsid="002812fc" style:font-name-asian="Noto Sans CJK SC" style:font-size-asian="12pt" style:font-weight-asian="normal" style:font-name-complex="Lohit Devanagari" style:font-size-complex="12pt" style:font-weight-complex="normal"/>
    </style:style>
    <style:style style:name="T23" style:family="text">
      <style:text-properties style:font-name="Abyssinica SIL" fo:font-size="12pt" fo:font-weight="normal" officeooo:rsid="00291739" style:font-name-asian="Noto Sans CJK SC" style:font-size-asian="12pt" style:font-weight-asian="normal" style:font-name-complex="Lohit Devanagari" style:font-size-complex="12pt" style:font-weight-complex="normal"/>
    </style:style>
    <style:style style:name="T24" style:family="text">
      <style:text-properties style:font-name="Abyssinica SIL" fo:font-size="12pt" fo:font-weight="normal" officeooo:rsid="004049dc" style:font-name-asian="Noto Sans CJK SC" style:font-size-asian="12pt" style:font-weight-asian="normal" style:font-name-complex="Lohit Devanagari" style:font-size-complex="12pt" style:font-weight-complex="normal"/>
    </style:style>
    <style:style style:name="T25" style:family="text">
      <style:text-properties style:font-name="Abyssinica SIL" fo:font-size="12pt" fo:font-weight="bold" officeooo:rsid="0039e0bc" style:font-size-asian="12pt" style:font-weight-asian="bold" style:font-size-complex="12pt" style:font-weight-complex="bold"/>
    </style:style>
    <style:style style:name="T26" style:family="text">
      <style:text-properties style:font-name="Abyssinica SIL" fo:font-size="12pt" fo:font-weight="bold" officeooo:rsid="003bb6cb" style:font-size-asian="12pt" style:font-weight-asian="bold" style:font-size-complex="12pt" style:font-weight-complex="bold"/>
    </style:style>
    <style:style style:name="T27" style:family="text">
      <style:text-properties style:font-name="Liberation Sans" fo:font-size="18.2000007629395pt" fo:font-weight="bold" officeooo:rsid="0034f29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8" style:family="text">
      <style:text-properties style:font-name="Liberation Sans" fo:font-size="18.2000007629395pt" fo:font-weight="bold" officeooo:rsid="004049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fo:font-weight="bold" officeooo:rsid="0039e0bc" style:font-weight-asian="bold" style:font-weight-complex="bold"/>
    </style:style>
    <style:style style:name="T30" style:family="text">
      <style:text-properties fo:font-weight="bold" officeooo:rsid="003b3710" style:font-weight-asian="bold" style:font-weight-complex="bold"/>
    </style:style>
    <style:style style:name="T31" style:family="text">
      <style:text-properties fo:font-weight="bold" officeooo:rsid="0034f29c" style:font-weight-asian="bold" style:font-weight-complex="bold"/>
    </style:style>
    <style:style style:name="T32" style:family="text">
      <style:text-properties fo:font-weight="bold" officeooo:rsid="004049dc" style:font-weight-asian="bold" style:font-weight-complex="bold"/>
    </style:style>
    <style:style style:name="T33" style:family="text">
      <style:text-properties style:font-name-asian="Noto Sans CJK SC" style:font-name-complex="Lohit Devanagari"/>
    </style:style>
    <style:style style:name="T34" style:family="text">
      <style:text-properties officeooo:rsid="0023be59" style:font-name-asian="Noto Sans CJK SC" style:font-name-complex="Lohit Devanagari"/>
    </style:style>
    <style:style style:name="T35" style:family="text">
      <style:text-properties officeooo:rsid="002812fc" style:font-name-asian="Noto Sans CJK SC" style:font-name-complex="Lohit Devanagari"/>
    </style:style>
    <style:style style:name="T36" style:family="text">
      <style:text-properties officeooo:rsid="002437ee"/>
    </style:style>
    <style:style style:name="T37" style:family="text">
      <style:text-properties officeooo:rsid="00262fc1"/>
    </style:style>
    <style:style style:name="T38" style:family="text">
      <style:text-properties officeooo:rsid="002bfdf4"/>
    </style:style>
    <style:style style:name="T39" style:family="text">
      <style:text-properties officeooo:rsid="002cbc86"/>
    </style:style>
    <style:style style:name="T40" style:family="text">
      <style:text-properties officeooo:rsid="002fa389"/>
    </style:style>
    <style:style style:name="T41" style:family="text">
      <style:text-properties officeooo:rsid="0033102f"/>
    </style:style>
    <style:style style:name="T42" style:family="text">
      <style:text-properties officeooo:rsid="0034f29c"/>
    </style:style>
    <style:style style:name="T43" style:family="text">
      <style:text-properties officeooo:rsid="0034f5ca"/>
    </style:style>
    <style:style style:name="T44" style:family="text">
      <style:text-properties officeooo:rsid="0036710b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3b3710" style:font-weight-asian="normal" style:font-weight-complex="normal"/>
    </style:style>
    <style:style style:name="T47" style:family="text">
      <style:text-properties fo:font-weight="normal" officeooo:rsid="0039e0bc" style:font-weight-asian="normal" style:font-weight-complex="normal"/>
    </style:style>
    <style:style style:name="T48" style:family="text">
      <style:text-properties fo:font-style="italic" fo:font-weight="normal" officeooo:rsid="002437ee" style:font-style-asian="italic" style:font-weight-asian="normal" style:font-style-complex="italic" style:font-weight-complex="normal"/>
    </style:style>
    <style:style style:name="T49" style:family="text">
      <style:text-properties officeooo:rsid="00383d47"/>
    </style:style>
    <style:style style:name="T50" style:family="text">
      <style:text-properties officeooo:rsid="0039e0bc"/>
    </style:style>
    <style:style style:name="T51" style:family="text">
      <style:text-properties officeooo:rsid="003bb6cb"/>
    </style:style>
    <style:style style:name="T52" style:family="text">
      <style:text-properties officeooo:rsid="003d49f3"/>
    </style:style>
    <style:style style:name="T53" style:family="text">
      <style:text-properties officeooo:rsid="004049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1">grexome@TIMC – user manual</text:p>
      <text:p text:style-name="P1"/>
      <text:p text:style-name="P1"/>
      <text:p text:style-name="P1">Author: Nicolas Thierry-Mieg</text:p>
      <text:p text:style-name="P1">Last updated: 27/03/2020</text:p>
      <text:p text:style-name="P1"/>
      <text:h text:style-name="P13" text:outline-level="1"/>
      <text:h text:style-name="P13" text:outline-level="1">Introduction</text:h>
      <text:p text:style-name="P11"><text:span text:style-name="T18">This document defines the columns that may not be self-explanatory in the Cohorts, Transcripts, and Samples files produced by t</text:span><text:span text:style-name="T24">he grexome@TIMC</text:span><text:span text:style-name="T18"> pipeline.</text:span></text:p>
      <text:p text:style-name="P4"><text:span text:style-name="T33">Some abbreviations </text:span><text:span text:style-name="T35">or definitions</text:span><text:span text:style-name="T33"> </text:span><text:span text:style-name="T34">are </text:span><text:span text:style-name="T33">used throughout:</text:span></text:p>
      <text:list xml:id="list786661754" text:style-name="L1">
        <text:list-item>
          <text:p text:style-name="P20">HR, HET, HV: Homozygous Reference, Heterozygous, Homozygous Variant.</text:p>
        </text:list-item>
        <text:list-item>
          <text:p text:style-name="P19"><text:span text:style-name="T18">“</text:span><text:span text:style-name="T19">cohort”: used throughout but actually represents a phenotype abbreviation, e.g. Flag or Azoo. These are defined in the patient_summary.xlsx metadata file.</text:span></text:p>
        </text:list-item>
        <text:list-item>
          <text:p text:style-name="P19"><text:span text:style-name="T19">“</text:span><text:span text:style-name="T20">compatible”: designates cohorts that are NOT used as negative controls for each other. Example: ["Flag","Astheno","Headless"].</text:span></text:p>
        </text:list-item>
        <text:list-item>
          <text:p text:style-name="P30"><text:span text:style-name="T21">Multiallelic </text:span><text:span text:style-name="T22">site:</text:span><text:span text:style-name="T21"> </text:span><text:span text:style-name="T22">a site where </text:span><text:span text:style-name="T21">several </text:span><text:span text:style-name="T22">alternative </text:span><text:span text:style-name="T21">alleles are </text:span><text:span text:style-name="T22">observed in our entire dataset. </text:span><text:span text:style-name="T24">These alleles</text:span><text:span text:style-name="T22"> are </text:span><text:span text:style-name="T21">listed </text:span><text:span text:style-name="T24">(comma-separated)</text:span><text:span text:style-name="T21"> in the ALT column, </text:span><text:span text:style-name="T23">and genotype</text:span><text:span text:style-name="T24">s in sample-lists </text:span><text:span text:style-name="T23">match this, e.g. </text:span><text:span text:style-name="T24">a sample genotyped </text:span><text:span text:style-name="T23">0/2 is heterozygous for the REF and the second </text:span><text:span text:style-name="T24">ALT </text:span><text:span text:style-name="T23">allele</text:span><text:span text:style-name="T21">.</text:span></text:p>
        </text:list-item>
      </text:list>
      <text:p text:style-name="P3"/>
      <text:h text:style-name="P14" text:outline-level="1"/>
      <text:h text:style-name="P16" text:outline-level="1">Cohorts <text:span text:style-name="T53">files </text:span>– <text:span text:style-name="T31">identify</text:span><text:span text:style-name="T32">ing</text:span><text:span text:style-name="T31"> </text:span><text:span text:style-name="T32">candidate </text:span><text:span text:style-name="T31">ca</text:span><text:span text:style-name="T27">u</text:span><text:span text:style-name="T28">sal </text:span><text:span text:style-name="T31">variants</text:span></text:h>
      <text:p text:style-name="P10"><text:span text:style-name="T41">O</text:span>ne file for each <text:span text:style-name="T41">phenotype = </text:span>$cohort. <text:span text:style-name="T42">Each </text:span><text:span text:style-name="T7">row</text:span><text:span text:style-name="T36"> represents one variant+transcript pair. Therefore there can occasionally be several lines with the same POSITION-REF-ALT:</text:span></text:p>
      <text:list xml:id="list2359718455" text:style-name="L2">
        <text:list-item>
          <text:p text:style-name="P23">if a variant affects several different transcripts – this is rare current<text:span text:style-name="T53">ly </text:span>because we only keep PICKed transcripts (usually a single transcript per gene) and we filter out MODIFIER-impact variants;</text:p>
        </text:list-item>
        <text:list-item>
          <text:p text:style-name="P24"><text:span text:style-name="T37">if a position is multiallelic (several alleles are listed in the ALT column) – there </text:span><text:span text:style-name="T8">w</text:span><text:span text:style-name="T9">ill</text:span><text:span text:style-name="T37"> be one line for each ALT allele that passes all filters and that is observed in $cohort. This is rare and often a sign that the position is error-prone, but it could be relevant.</text:span></text:p>
        </text:list-item>
      </text:list>
      <text:p text:style-name="Text_20_body"/>
      <text:p text:style-name="Text_20_body"><text:span text:style-name="T43">Many </text:span>columns <text:span text:style-name="T40">come from VEP and should be mostly self-explanatory, but you can check the </text:span><text:a xlink:type="simple" xlink:href="https://www.ensembl.org/info/docs/tools/vep/script/vep_options.html" text:style-name="Internet_20_link" text:visited-style-name="Visited_20_Internet_20_Link"><text:span text:style-name="T40">documentation</text:span></text:a><text:span text:style-name="T40"> or ask me if needed. The other columns are defined as follows.</text:span></text:p>
      <text:p text:style-name="Text_20_body"/>
      <text:p text:style-name="Text_20_body"><text:span text:style-name="T1">KNOWN_CANDIDATE_GENE: </text:span><text:span text:style-name="T2">level of confidence that this gene is involved in this phenotype, from 0 (no evidence, this is the default value) to 5 (we have identified causal variants in this gene for this phenotype). Most phenotypes currently don’t have intermediate values 1-4, any suspected candidate gene can and should be added to the candidateGenes metadata file.</text:span></text:p>
      <text:p text:style-name="Text_20_body">COUNT_HR: total number of HR samples from any cohort.</text:p>
      <text:p text:style-name="Text_20_body"><text:span text:style-name="T4">COUNT_</text:span><text:span text:style-name="T5">$cohort</text:span><text:span text:style-name="T4">_HV, COUNT_</text:span><text:span text:style-name="T5">$cohort</text:span><text:span text:style-name="T4">_HE</text:span><text:span text:style-name="T5">T: number of HV or HET samples from </text:span><text:span text:style-name="T6">this $</text:span><text:span text:style-name="T5">cohort, e</text:span><text:span text:style-name="T6">xcluding</text:span><text:span text:style-name="T5"> those </text:span><text:span text:style-name="T6">that </text:span><text:span text:style-name="T5">hav</text:span><text:span text:style-name="T6">e</text:span><text:span text:style-name="T5"> </text:span><text:span text:style-name="T4">a </text:span><text:span text:style-name="T5">$</text:span><text:span text:style-name="T4">causal</text:span><text:span text:style-name="T5">V</text:span><text:span text:style-name="T4">ariant in another gene.</text:span></text:p>
      <text:p text:style-name="Text_20_body">COUNT_<text:span text:style-name="T3">$cohort</text:span>_OTHERCAUSE_HV, COUNT_<text:span text:style-name="T3">$cohort</text:span>_OTHERCAUSE_HET: <text:span text:style-name="T3">number of HV or HET samples from $cohort that have a $causalVariant in another gene.</text:span></text:p>
      <text:p text:style-name="Text_20_body">COUNT_COMPAT_HV, COUNT_COMPAT_HET: <text:span text:style-name="T3">number of HV or HET samples from a cohort defined as “compatible” with $cohort.</text:span></text:p>
      <text:p text:style-name="Text_20_body">COUNT_NEGCTRL_HV, COUNT_NEGCTRL_HET: <text:span text:style-name="T3">number of HV or HET samples from all other cohorts.</text:span></text:p>
      <text:p text:style-name="Text_20_body">COUNT_OTHERGENO: <text:span text:style-name="T37">only relevant for multiallelic sites, this is the total number of samples from any cohort whose genotype involves a different ALT allele than the one that this row deals with.</text:span></text:p>
      <text:p text:style-name="Text_20_body"/>
      <text:p text:style-name="Text_20_body"><text:soft-page-break/>IMPACT: VEP impacts are complemented with MODHIGH, currently representing:</text:p>
      <text:list xml:id="list711269343" text:style-name="L3">
        <text:list-item>
          <text:p text:style-name="P25">missense variants predicted as deleterious by at least 3 methods among SIFT, PolyPhen, CADD, mutationTaster, REVEL;</text:p>
        </text:list-item>
        <text:list-item>
          <text:p text:style-name="P25">and splice_region_variants predicted deleterious by <text:span text:style-name="T38">both ada_score and rf_score (from </text:span>dbscSNV<text:span text:style-name="T38">).</text:span></text:p>
        </text:list-item>
      </text:list>
      <text:p text:style-name="Text_20_body">$cohort_HV, $cohort_HET, <text:span text:style-name="T3">$cohort</text:span>_OTHERCAUSE_HV, <text:span text:style-name="T3">$cohort</text:span>_OTHERCAUSE_HET, COMPAT_HV, COMPAT_HET: genotype ~ list of samples counted in the corresponding COUNT* columns (see above). The genotype is always 1/1 for H<text:span text:style-name="T39">V</text:span> and 0/1 for HET, except at multiallelic sites. <text:span text:style-name="T41">Each sample appears as “grexomeID(patientID)[DP:AF]”, where DP is the sequencing DePth and AF is the Allele Frequency (fraction of reads that support the ALT allele).</text:span></text:p>
      <text:p text:style-name="Text_20_body">NEGCTRL_HV, NEGCTRL_HET, OTHERGENO: <text:span text:style-name="T40">lists of NEGCTRL and OTHERGENO samples counted in the corresponding COUNT* columns, these appear at the end of the files (last columns). Format is the same as $cohort_HV, see above.</text:span></text:p>
      <text:p text:style-name="Text_20_body">GTEX_testis_RATIO<text:tab/>, GTEX_ovary_RATIO: <text:span text:style-name="T39">relative expression in testis or ovary compared to the average expression in all available tissues.</text:span></text:p>
      <text:p text:style-name="Text_20_body">GTEX_*: GTEx v7 expression data – "450 donors and over 9600 RNA-seq samples across 51 tissue sites and 2 cell lines", values are the median TPM in each tissue. Tissues deemed most interesting to us immediately follow the GTEX_*_RATIO columns, all other GTEX columns appear later.</text:p>
      <text:p text:style-name="Text_20_body"/>
      <text:h text:style-name="P17" text:outline-level="1">Transcripts <text:span text:style-name="T53">files – identifying candidate causal genes</text:span></text:h>
      <text:p text:style-name="P6"><text:span text:style-name="T13">O</text:span><text:span text:style-name="T12">ne </text:span>file <text:span text:style-name="T42">per </text:span>cohort. <text:span text:style-name="T42">Where the COHORTS files are variant-centric, these files are transcript-centric: each </text:span><text:span text:style-name="T7">row</text:span><text:span text:style-name="T36"> represents one transcript (“Feature” column). Genes are also </text:span><text:span text:style-name="T48">usually</text:span><text:span text:style-name="T36"> represented in a single row since we currently keep only PICKed transcripts.</text:span></text:p>
      <text:p text:style-name="P6"><text:span text:style-name="T10">M</text:span><text:span text:style-name="T14">any </text:span><text:span text:style-name="T10">columns have the same title and content as in the COHORTS files (see above). </text:span><text:span text:style-name="T14">Additional columns in SAMPLES files are:</text:span></text:p>
      <text:p text:style-name="P6">COUNTSAMPLES_HV_HIGH+ : number of samples <text:span text:style-name="T44">(in this cohort) </text:span>with at least one HV HIGH variant.</text:p>
      <text:p text:style-name="P6">COUNTSAMPLES_HV_MODHIGH+ : number of samples with at least one HV MODHIGH or HIGH variant.</text:p>
      <text:p text:style-name="P6">COUNTSAMPLES_HV_MODER+ : number of samples with at least one HV MODERATE or MODHIGH or HIGH variant.</text:p>
      <text:p text:style-name="P6">COUNTSAMPLES_COMPHET_HIGH+ : number of samples with at least TWO HET (or one HV) HIGH variants.</text:p>
      <text:p text:style-name="P6">COUNTSAMPLES_COMPHET_MODHIGH+ : number of samples with at least TWO HET (or one HV) <text:span text:style-name="T44">variants whose impact is </text:span>MODHIGH or HIGH.</text:p>
      <text:p text:style-name="P6">COUNTSAMPLES_COMPHET_MODER+ : number of samples with at least TWO HET (or one HV) <text:span text:style-name="T44">variants whose impact is</text:span> MODERATE or MODHIGH or HIGH.</text:p>
      <text:p text:style-name="P6">COUNTSAMPLES_OTHERCAUSE: <text:span text:style-name="T44">same as the 6 COUNTSAMPLES* above, but counting </text:span>the samples <text:span text:style-name="T44">from this cohort that have a </text:span>"known causal variant" in another gene, all concatenated into a single <text:span text:style-name="T49">colon</text:span>-separated <text:span text:style-name="T49">string</text:span> (with :: between HVs and HETs <text:span text:style-name="T49">to make reading it easier</text:span>).</text:p>
      <text:p text:style-name="P6">COUNTSAMPLES_COMPAT: same as <text:span text:style-name="T49">COUNTSAMPLES_</text:span>OTHERCAUSE but counting the samples belonging to “compatible” cohort<text:span text:style-name="T15">s.</text:span></text:p>
      <text:p text:style-name="P7">COUNTSAMPLES_NEGCTRL_HV_HIGH+ <text:span text:style-name="T49">and 5 more </text:span>COUNTSAMPLES_NEGCTRL_* <text:span text:style-name="T49">columns: same as COUNTSAMPLES_HV_HIGH+ and friends defined above, </text:span>but counting the <text:span text:style-name="T49">samples belonging to NEGCTRL</text:span> <text:span text:style-name="T49">cohorts (i.e. any cohort that is not “compatible” with this cohort)</text:span>.</text:p>
      <text:p text:style-name="P8">HV_HIGH, HV_MODHIGH, HV_MODER, COMPHET_HIGH, COMPHET_MODHIGH, COMPHET_MODER:<text:span text:style-name="T45"> non-redundant list of samples </text:span>counted in the corresponding COUNTSAMPLES columns.</text:p>
      <text:p text:style-name="P9">OTHERCAUSE_COMPHET_MODHIGH+ : all samples <text:span text:style-name="T51">that belong to this cohort but have a "known causal variant" in another gene, and that bear in this transcript at least one </text:span><text:soft-page-break/><text:span text:style-name="T51">HV or two HET variants whose impact is MODHIGH or HIGH. This is exactly the list of samples </text:span>counted in COUNTSAMPLES_COMPHET_MODHIGH+.</text:p>
      <text:p text:style-name="P9">COMPAT_COMPHET_MODHIGH+ : <text:span text:style-name="T51">same as OTHERCAUSE_COMPHET_MODHIGH+ but listing samples belonging to COMPATible cohorts.</text:span></text:p>
      <text:p text:style-name="P9">NEGCTRL_COMPHET_MODHIGH+ : <text:span text:style-name="T51">same as OTHERCAUSE_COMPHET_MODHIGH+ but listing samples belonging to NEGCTRL cohorts.</text:span></text:p>
      <text:p text:style-name="P12"/>
      <text:p text:style-name="P9"><text:span text:style-name="T25">IMPORTANT NOTE</text:span><text:span text:style-name="T26">:</text:span></text:p>
      <text:list xml:id="list1480479936" text:style-name="L4">
        <text:list-item>
          <text:p text:style-name="P26"><text:span text:style-name="T52">The COUNTSAMPLES columns are </text:span><text:span text:style-name="T29">cumulative</text:span><text:span text:style-name="T50">, for example HV HIGH samples are counted in all six COUNTSAMPLES values.</text:span></text:p>
        </text:list-item>
        <text:list-item>
          <text:p text:style-name="P27">T<text:span text:style-name="T50">he sample-</text:span>list<text:span text:style-name="T50"> columns </text:span>for $cohort <text:span text:style-name="T50">are not: they are </text:span><text:span text:style-name="T30">non-redundant</text:span><text:span text:style-name="T46">, as specified</text:span><text:span text:style-name="T50">. For example HV_HIGH sa</text:span><text:span text:style-name="T47">mples are </text:span><text:span text:style-name="T29">not</text:span><text:span text:style-name="T47"> listed in th</text:span><text:span text:style-name="T50">e HV_</text:span>MODHIGH column (despite being counted in COUNTSAMPLES_HV_MODHIGH+). <text:span text:style-name="T50">This allows to sort or filter </text:span>sanely <text:span text:style-name="T50">on e.g. COUNTSAMPLES_COMPHET_MODHIGH+ while keeping file sizes and legibility reasonable.</text:span></text:p>
        </text:list-item>
        <text:list-item>
          <text:p text:style-name="P26"><text:span text:style-name="T52">The sample-list columns for OTHERCAUSE, COMPAT and NEGCTRL only list the COMPHET_MODHIGH+ samples, but they list them all. </text:span><text:span text:style-name="T16">T</text:span><text:span text:style-name="T17">herefore</text:span><text:span text:style-name="T52"> these sample-lists are cumulative, but the</text:span><text:span text:style-name="T16">y </text:span><text:span text:style-name="T17">are not </text:span><text:span text:style-name="T52">redundant since there is only one list per category. Samples from these categories that are hit only by MODERATE variants are not listed.</text:span></text:p>
        </text:list-item>
      </text:list>
      <text:h text:style-name="P15" text:outline-level="1"/>
      <text:h text:style-name="P17" text:outline-level="1">Samples <text:span text:style-name="T53">files – diagnosing a specific sample</text:span></text:h>
      <text:p text:style-name="P5"><text:span text:style-name="T41">O</text:span>ne file <text:span text:style-name="T42">per </text:span><text:span text:style-name="T10">sample.</text:span></text:p>
      <text:p text:style-name="P5"><text:span text:style-name="T10">M</text:span><text:span text:style-name="T14">any </text:span><text:span text:style-name="T10">columns have the same title and content as in the COHORTS files (see above). </text:span><text:span text:style-name="T14">Additional columns in SAMPLES files are:</text:span></text:p>
      <text:list xml:id="list357726370" text:style-name="L5">
        <text:list-item>
          <text:p text:style-name="P21">GENOTYPE: HET or HV, at multiallelic sites you can check ALLELE_NUM to know which ALT allele was seen in this sample.</text:p>
        </text:list-item>
        <text:list-item>
          <text:p text:style-name="P28"><text:span text:style-name="T10">DP:AF: sequencing DePth and Allele Frequency (fraction of reads that support the ALT allele), COHORTS files </text:span><text:span text:style-name="T11">had </text:span><text:span text:style-name="T10">this information in the $cohort_HV </text:span><text:span text:style-name="T11">etc columns</text:span><text:span text:style-name="T10">.</text:span></text:p>
        </text:list-item>
        <text:list-item>
          <text:p text:style-name="P28"><text:span text:style-name="T10">BOTH_ALLELES: </text:span><text:span text:style-name="T12">says whether both alleles are hit, and how severely. Designed to find </text:span><text:span text:style-name="T11">compound heterozygotes </text:span><text:span text:style-name="T12">(in addition to HVs)</text:span><text:span text:style-name="T11">. Value is one of:</text:span></text:p>
          <text:list>
            <text:list-item>
              <text:p text:style-name="P22">HIGH → at least 1 HV or 2 HET variants whose impact is HIGH;</text:p>
            </text:list-item>
            <text:list-item>
              <text:p text:style-name="P22">MODHIGH → at least 1 HV or 2 HET variants whose impact is MODHIGH or HIGH;</text:p>
            </text:list-item>
            <text:list-item>
              <text:p text:style-name="P22">MODERATE → at least 1 HV or 2 HET variants whose impact is MODERATE or MODHIGH or HIGH;</text:p>
            </text:list-item>
            <text:list-item>
              <text:p text:style-name="P22">LOW → at least 1 HV or 2 HET variants whose impact is LOW or worse;</text:p>
            </text:list-item>
            <text:list-item>
              <text:p text:style-name="P29"><text:span text:style-name="T11">N</text:span><text:span text:style-name="T4">O → </text:span><text:span text:style-name="T12">this variant is HET and no other variant hits this transcript in this sample.</text:span>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start" style:justify-single-word="false" style:writing-mode="lr-tb"/>
      <style:text-properties style:font-name="Abyssinica SIL" fo:font-family="'Abyssinica SIL'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11:39:49.656236621</meta:creation-date>
    <dc:date>2020-03-27T21:42:40.438988189</dc:date>
    <meta:editing-duration>PT1H14M3S</meta:editing-duration>
    <meta:editing-cycles>7</meta:editing-cycles>
    <meta:generator>LibreOffice/6.3.5.2$Linux_X86_64 LibreOffice_project/30$Build-2</meta:generator>
    <meta:document-statistic meta:table-count="0" meta:image-count="0" meta:object-count="0" meta:page-count="6" meta:paragraph-count="60" meta:word-count="1265" meta:character-count="8366" meta:non-whitespace-character-count="7173"/>
  </office:meta>
</office:document-meta>
</file>